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sh-rsa AAAAB3NzaC1yc2EAAAADAQABAAABgQC6e6SoBCLIwAPpIxgWaPmJqGB/1Q0a3p9/9/L/Xqx/JR20xxUQjTgKxQOvwenrD3ATdLdbVIm76HUpsE3KFrgrJFs2ZsdrB3n8swlYAjizP6Bb32JF2N6x58q7mpaJTM4juHImBSTx0ozAfU8SKDXAKyKFUsCYNH5cfeTJNCodJGFTb95ttifDdeuAEmcPqRP9vA7DaNRE7KiKqWJcyWu91Et1ONhcMh2cDcj4Xclrtq6+xV84Jl/mASCG2iqAlihRs4anRSMWSMS/+uTxHGqs9PvRvC22roZhPwV+nYlCr6sOahISfnD3O/0fu9N32O+LzUl+sL9o9eV3sc6KyXV84IL4FYZVtq7fA9b+ADokFNEiyG6B3hIom0SVahVjsmgqKKACqRRBaXKhBIwouiM/3PQoigh947UdjhYLw0ao55qxTWIrt9PH3P4qJlL+p1qkoxBz5HIBbC/ucDjwziEhMdGafU3ieKAMmemVSvKAlPfk0vVIt9pZ4vI2DdP9k3s= Win7@Win7-P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3" meta:character-count="565" meta:non-whitespace-character-count="563"/>
    <meta:generator>LibreOffice/7.3.6.2$Linux_X86_64 LibreOffice_project/30$Build-2</meta:generator>
  </office:meta>
</office:document-meta>
</file>